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50000007C2D2487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watermar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949cm" svg:height="3.281cm" draw:z-index="0"><draw:image xlink:href="Pictures/10000201000002350000007C2D2487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en Cuyper</meta:initial-creator>
    <meta:creation-date>2015-05-15T11:35:11.521633882</meta:creation-date>
    <dc:date>2015-05-15T11:37:24.902075529</dc:date>
    <dc:creator>Joren Cuyper</dc:creator>
    <meta:editing-duration>PT2M13S</meta:editing-duration>
    <meta:editing-cycles>2</meta:editing-cycles>
    <meta:generator>LibreOfficeDev/5.0.0.0.alpha1$Linux_X86_64 LibreOffice_project/9a0c7e7d8cc5d300c4d29ebc0c48d29576f336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